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text-properties style:font-name="Arial1" fo:font-weight="bold" style:font-weight-asian="bold" style:font-weight-complex="bold"/>
    </style:style>
    <style:style style:name="P7" style:family="paragraph" style:parent-style-name="Standard">
      <style:text-properties style:font-name="Arial1" fo:font-weight="normal" style:font-weight-asian="normal" style:font-weight-complex="normal"/>
    </style:style>
    <style:style style:name="T1" style:family="text">
      <style:text-properties style:font-name="Courier New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urzanleitung G95 mit Eclipse und Photran</text:h>
      <text:p text:style-name="Standard"/>
      <text:p text:style-name="Standard">Benötigte Programme:</text:p>
      <text:p text:style-name="Standard"/>
      <text:list text:style-name="L1">
        <text:list-item>
          <text:p text:style-name="P1">ActivePearl</text:p>
        </text:list-item>
        <text:list-item>
          <text:p text:style-name="P1">Eclipse 3.2</text:p>
        </text:list-item>
        <text:list-item>
          <text:p text:style-name="P1">Photran 3.1 Beta 2</text:p>
        </text:list-item>
        <text:list-item>
          <text:p text:style-name="P1">MinGW</text:p>
        </text:list-item>
        <text:list-item>
          <text:p text:style-name="P1">MSYS</text:p>
        </text:list-item>
        <text:list-item>
          <text:p text:style-name="P1">Compiler</text:p>
        </text:list-item>
        <text:list-item>
          <text:p text:style-name="P1">Debugger</text:p>
        </text:list-item>
      </text:list>
      <text:p text:style-name="Standard"/>
      <text:p text:style-name="Standard">Pearl Script zum automatischen erstellen eines Makefiles</text:p>
      <text:p text:style-name="Standard"/>
      <text:list text:style-name="L2">
        <text:list-item>
          <text:p text:style-name="P2">Active Pearl installieren</text:p>
        </text:list-item>
        <text:list-item>
          <text:p text:style-name="P2">Eclipse 3.2 installieren</text:p>
        </text:list-item>
        <text:list-item>
          <text:p text:style-name="P2">Neuestes CDT-Plugin für Eclipse installieren (über Update-Seite in Eclipse)</text:p>
        </text:list-item>
        <text:list-item>
          <text:p text:style-name="P2">Photran 3.1 Beta 2 (ohne Eclipse) runterladen, entpacken und in Eclipse-Verzeichnis kopieren</text:p>
        </text:list-item>
        <text:list-item>
          <text:p text:style-name="P2">MinGW von <text:a xlink:type="simple" xlink:href="http://www.g95.org/">www.g95.org</text:a> runterladen (Achtung! Aktuellen Snapshot, nicht stable!), enthält g95-Compiler, Am besten in <text:a xlink:type="simple" xlink:href="../../../../../MinGW">c:\MinGW</text:a> installieren</text:p>
        </text:list-item>
        <text:list-item>
          <text:p text:style-name="P2">MSYS für Windows runterladen. Am besten in <text:a xlink:type="simple" xlink:href="../../../../../msys">c:\msys</text:a> installieren.</text:p>
        </text:list-item>
        <text:list-item>
          <text:p text:style-name="P2">Gnu Debugger von www.MinGW.org (gdb-5.2.1-1.exe) herunterladen.</text:p>
        </text:list-item>
      </text:list>
      <text:p text:style-name="Standard"/>
      <text:p text:style-name="Standard">Anlegen neues Photran Projekt:</text:p>
      <text:p text:style-name="Standard"/>
      <text:list text:style-name="L3">
        <text:list-item>
          <text:p text:style-name="P3">Neues Projekt -&gt; Standard make Fortran Project</text:p>
        </text:list-item>
        <text:list-item>
          <text:p text:style-name="P3">In den Project-Properties folgendes einstellen</text:p>
          <text:list>
            <text:list-item>
              <text:p text:style-name="P3">C/C++ Include Path <text:span text:style-name="T1">c:\mingw\include</text:span> und <text:span text:style-name="T1">c:\mingw\lib\gcc\mingw32\3.4.2\include</text:span></text:p>
            </text:list-item>
            <text:list-item>
              <text:p text:style-name="P3">C/C++ Make Projekt -&gt; Binary Parser -&gt; ELF Parser</text:p>
            </text:list-item>
          </text:list>
        </text:list-item>
      </text:list>
      <text:p text:style-name="Standard"/>
      <text:p text:style-name="Standard">Dann Pearl Script in Projekt kopieren. Über RUN – External Tools einen neuen Eintrag vornehmen (z.B. Run_Pearl) und folgendes eintragen:</text:p>
      <text:p text:style-name="Standard"/>
      <text:p text:style-name="P4">LOCATION:</text:p>
      <text:p text:style-name="P4">c:\WINDOWS\System32\cmd.exe</text:p>
      <text:p text:style-name="P4">WORKINGDIRECTORY:</text:p>
      <text:p text:style-name="P4">c:\WINDOWS\System32</text:p>
      <text:p text:style-name="P4">ARGUMETNS:</text:p>
      <text:p text:style-name="P4">/C "cd ${container_loc} &amp;&amp; perl <text:s/>${resource_name}"</text:p>
      <text:p text:style-name="P4"/>
      <text:p text:style-name="P5">Im CVS liegt schon ein makefile (habe ich angepasst), mit dem Pearl Script kann man sich ein Neues erzeugen.</text:p>
      <text:p text:style-name="P5"/>
      <text:p text:style-name="P6">WICHTIG bei Kalypso-1D:</text:p>
      <text:p text:style-name="P7">Im Makefile muss oben unter FFLAGS die Option -fzero (entspricht -ZERO bei Lahey automake) angegeben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Wolf Plöger</meta:initial-creator>
    <meta:creation-date>2007-02-14T14:53:12</meta:creation-date>
    <dc:creator>Wolf Plöger</dc:creator>
    <dc:date>2007-02-14T15:20:10</dc:date>
    <dc:language>de-DE</dc:language>
    <meta:editing-cycles>6</meta:editing-cycles>
    <meta:editing-duration>PT27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" meta:word-count="209" meta:character-count="1415"/>
  </office:meta>
</office:document-meta>
</file>